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MBX10" svg:font-family="CMBX10"/>
    <style:font-face style:name="CMMI10" svg:font-family="CMMI10"/>
    <style:font-face style:name="CMMI12" svg:font-family="CMMI12"/>
    <style:font-face style:name="CMMI8" svg:font-family="CMMI8"/>
    <style:font-face style:name="CMR10" svg:font-family="CMR10"/>
    <style:font-face style:name="CMR12" svg:font-family="CMR12"/>
    <style:font-face style:name="CMR8" svg:font-family="CMR8"/>
    <style:font-face style:name="CMSS10" svg:font-family="CMSS10"/>
    <style:font-face style:name="CMSS8" svg:font-family="CMSS8"/>
    <style:font-face style:name="CMSSI10" svg:font-family="CMSSI10"/>
    <style:font-face style:name="CMSY10" svg:font-family="CMSY10"/>
    <style:font-face style:name="SFRM0800" svg:font-family="SFRM0800"/>
    <style:font-face style:name="SFRM1095" svg:font-family="SFRM1095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position="super 58%" officeooo:rsid="001611b4" officeooo:paragraph-rsid="001611b4"/>
    </style:style>
    <style:style style:name="P2" style:family="paragraph" style:parent-style-name="Standard" style:list-style-name="L1">
      <style:text-properties officeooo:paragraph-rsid="001611b4"/>
    </style:style>
    <style:style style:name="P3" style:family="paragraph" style:parent-style-name="Standard" style:list-style-name="L1">
      <style:text-properties officeooo:rsid="001611b4" officeooo:paragraph-rsid="001611b4"/>
    </style:style>
    <style:style style:name="P4" style:family="paragraph" style:parent-style-name="Text_20_body" style:list-style-name="L2"/>
    <style:style style:name="P5" style:family="paragraph" style:parent-style-name="Text_20_body">
      <style:text-properties style:font-name="SFRM1095" fo:font-size="11pt"/>
    </style:style>
    <style:style style:name="P6" style:family="paragraph" style:parent-style-name="Text_20_body" style:list-style-name="L2">
      <style:text-properties style:font-name="SFRM1095" fo:font-size="11pt"/>
    </style:style>
    <style:style style:name="P7" style:family="paragraph" style:parent-style-name="Text_20_body" style:list-style-name="L1">
      <style:text-properties style:font-name="SFRM1095" fo:font-size="11pt" officeooo:paragraph-rsid="001611b4"/>
    </style:style>
    <style:style style:name="P8" style:family="paragraph" style:parent-style-name="Text_20_body">
      <style:text-properties style:font-name="SFRM1095" fo:font-size="11pt" officeooo:rsid="001611b4" officeooo:paragraph-rsid="00195159"/>
    </style:style>
    <style:style style:name="P9" style:family="paragraph" style:parent-style-name="Text_20_body">
      <style:text-properties style:font-name="SFRM1095" fo:font-size="11pt" officeooo:rsid="0017cca1" officeooo:paragraph-rsid="0017cca1"/>
    </style:style>
    <style:style style:name="P10" style:family="paragraph" style:parent-style-name="Text_20_body" style:list-style-name="L2">
      <style:text-properties style:font-name="SFRM1095" fo:font-size="11pt" officeooo:rsid="0017cca1" officeooo:paragraph-rsid="0017cca1"/>
    </style:style>
    <style:style style:name="P11" style:family="paragraph" style:parent-style-name="Text_20_body">
      <style:text-properties style:font-name="SFRM1095" fo:font-size="11pt" officeooo:paragraph-rsid="0017cca1"/>
    </style:style>
    <style:style style:name="P12" style:family="paragraph" style:parent-style-name="Text_20_body">
      <style:text-properties style:font-name="SFRM1095" fo:font-size="11pt" fo:font-weight="bold" style:font-weight-asian="bold" style:font-weight-complex="bold"/>
    </style:style>
    <style:style style:name="P13" style:family="paragraph" style:parent-style-name="Text_20_body">
      <style:text-properties officeooo:paragraph-rsid="0017cca1"/>
    </style:style>
    <style:style style:name="P14" style:family="paragraph" style:parent-style-name="Text_20_body">
      <style:text-properties officeooo:rsid="0017cca1" officeooo:paragraph-rsid="0017cca1"/>
    </style:style>
    <style:style style:name="P15" style:family="paragraph" style:parent-style-name="Text_20_body">
      <style:text-properties fo:font-weight="normal" officeooo:paragraph-rsid="00195159" fo:background-color="#ffffff" style:font-weight-asian="normal" style:font-weight-complex="normal"/>
    </style:style>
    <style:style style:name="P16" style:family="paragraph" style:parent-style-name="Text_20_body">
      <style:text-properties fo:font-weight="normal" officeooo:rsid="00195159" officeooo:paragraph-rsid="00195159" fo:background-color="#ffffff" style:font-weight-asian="normal" style:font-weight-complex="normal"/>
    </style:style>
    <style:style style:name="T1" style:family="text">
      <style:text-properties style:text-position="super 58%" officeooo:rsid="001611b4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611b4"/>
    </style:style>
    <style:style style:name="T4" style:family="text">
      <style:text-properties style:text-position="0% 100%" style:font-name="CMMI12" fo:font-size="12pt" officeooo:rsid="0017cca1"/>
    </style:style>
    <style:style style:name="T5" style:family="text">
      <style:text-properties style:text-position="0% 100%" officeooo:rsid="00195159"/>
    </style:style>
    <style:style style:name="T6" style:family="text">
      <style:text-properties style:font-name="SFRM1095" fo:font-size="11pt"/>
    </style:style>
    <style:style style:name="T7" style:family="text">
      <style:text-properties style:font-name="SFRM1095" fo:font-size="11pt" officeooo:rsid="0017cca1"/>
    </style:style>
    <style:style style:name="T8" style:family="text">
      <style:text-properties style:font-name="CMMI10"/>
    </style:style>
    <style:style style:name="T9" style:family="text">
      <style:text-properties style:font-name="CMMI10" fo:font-size="11pt"/>
    </style:style>
    <style:style style:name="T10" style:family="text">
      <style:text-properties style:font-name="CMMI10" fo:font-size="11pt" officeooo:rsid="0017cca1"/>
    </style:style>
    <style:style style:name="T11" style:family="text">
      <style:text-properties style:font-name="CMR10"/>
    </style:style>
    <style:style style:name="T12" style:family="text">
      <style:text-properties style:font-name="CMR10" fo:font-size="11pt"/>
    </style:style>
    <style:style style:name="T13" style:family="text">
      <style:text-properties style:font-name="CMR10" fo:font-size="11pt" officeooo:rsid="0017cca1"/>
    </style:style>
    <style:style style:name="T14" style:family="text">
      <style:text-properties style:font-name="SFRM0800" fo:font-size="8pt"/>
    </style:style>
    <style:style style:name="T15" style:family="text">
      <style:text-properties officeooo:rsid="0017cca1"/>
    </style:style>
    <style:style style:name="T16" style:family="text">
      <style:text-properties style:font-name="CMSY10" fo:font-size="11pt"/>
    </style:style>
    <style:style style:name="T17" style:family="text">
      <style:text-properties style:font-name="CMSY10" fo:font-size="12pt"/>
    </style:style>
    <style:style style:name="T18" style:family="text">
      <style:text-properties style:font-name="CMBX10" fo:font-size="11pt"/>
    </style:style>
    <style:style style:name="T19" style:family="text">
      <style:text-properties style:font-name="CMMI12" fo:font-size="12pt"/>
    </style:style>
    <style:style style:name="T20" style:family="text">
      <style:text-properties style:font-name="CMMI12" fo:font-size="12pt" officeooo:rsid="0017cca1"/>
    </style:style>
    <style:style style:name="T21" style:family="text">
      <style:text-properties style:font-name="CMR12" fo:font-size="12pt"/>
    </style:style>
    <style:style style:name="T22" style:family="text">
      <style:text-properties style:font-name="CMR8" fo:font-size="8pt"/>
    </style:style>
    <style:style style:name="T23" style:family="text">
      <style:text-properties style:font-name="CMMI8" fo:font-size="8pt"/>
    </style:style>
    <style:style style:name="T24" style:family="text">
      <style:text-properties style:font-name="CMSS10"/>
    </style:style>
    <style:style style:name="T25" style:family="text">
      <style:text-properties style:font-name="CMSS10" fo:font-size="11pt"/>
    </style:style>
    <style:style style:name="T26" style:family="text">
      <style:text-properties style:font-name="CMSS10" fo:font-size="11pt" officeooo:rsid="00195159"/>
    </style:style>
    <style:style style:name="T27" style:family="text">
      <style:text-properties style:font-name="CMSS10" officeooo:rsid="00195159"/>
    </style:style>
    <style:style style:name="T28" style:family="text">
      <style:text-properties style:font-name="CMSS8" fo:font-size="8pt"/>
    </style:style>
    <style:style style:name="T29" style:family="text">
      <style:text-properties style:font-name="CMSS8" fo:font-size="8pt" officeooo:rsid="00195159"/>
    </style:style>
    <style:style style:name="T30" style:family="text">
      <style:text-properties style:font-name="CMSSI10" fo:font-size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6853687" text:style-name="L1">
        <text:list-header>
          <text:p text:style-name="P2"><text:span text:style-name="T1"><text:s/></text:span><text:span text:style-name="T3">Inférence Bayésienne</text:span></text:p>
        </text:list-header>
        <text:list-item>
          <text:p text:style-name="P7"><text:span text:style-name="T3">(1)  Qu’est-ce qu’une loi conjuguée ? </text:span></text:p>
        </text:list-item>
      </text:list>
      <text:p text:style-name="P8"><text:span text:style-name="T3">U</text:span><text:span text:style-name="T2">ne loi conjuguée <text:s/>si pi(x </text:span><text:span text:style-name="T4">θ</text:span><text:span text:style-name="T2">) appartient à <text:s/>une famille de fonction alors pi(teta¶x) appartient aussi à cette famille ; en d’autre terme la fonction à posteriori appartient à <text:s/>la même famille que la fonction apriori</text:span></text:p>
      <text:list xml:id="list110149801542367" text:continue-list="list296853687" text:style-name="L2">
        <text:list-item>
          <text:p text:style-name="P6">(2)  À quoi servent les méthodes de Monte Carlo en général et les méthodes de Markov </text:p>
          <text:p text:style-name="P6">Chain Monte Carlo en particulier ? </text:p>
        </text:list-item>
      </text:list>
      <text:p text:style-name="P9">Les méthodes de MC permettent d’approximer les intégrales notamment : </text:p>
      <text:p text:style-name="P9"><text:span text:style-name="T19">... π</text:span><text:span text:style-name="T21">(</text:span><text:span text:style-name="T19">θ</text:span><text:span text:style-name="T22">1</text:span><text:span text:style-name="T19">, ..., θ</text:span><text:span text:style-name="T23">n</text:span><text:span text:style-name="T17">|</text:span><text:span text:style-name="T19">x</text:span><text:span text:style-name="T21">)</text:span><text:span text:style-name="T19">dθ</text:span><text:span text:style-name="T22">2</text:span><text:span text:style-name="T19">...dθ</text:span><text:span text:style-name="T23">n</text:span><text:span text:style-name="T19">. </text:span></text:p>
      <text:p text:style-name="P9"/>
      <text:p text:style-name="P9">{intégrale sur grand théta} h(<text:span text:style-name="T8">θ</text:span><text:span text:style-name="T11">) g(</text:span><text:span text:style-name="T8">θ</text:span><text:span text:style-name="T11">)d</text:span><text:span text:style-name="T8">θ</text:span></text:p>
      <text:p text:style-name="P13"><text:span text:style-name="T7">Le principe de MC est de simuler des </text:span><text:span text:style-name="T10">θ</text:span><text:span text:style-name="T7"> en tant que variable aléatoire <text:s/>( </text:span><text:span text:style-name="T10">θ </text:span><text:span text:style-name="T7">1, </text:span><text:span text:style-name="T10">θ </text:span><text:span text:style-name="T7">2,etc.) et d’approcher l’espérance </text:span><text:span text:style-name="T9">E</text:span><text:span text:style-name="T12">[</text:span><text:span text:style-name="T9">h</text:span><text:span text:style-name="T12">(</text:span><text:span text:style-name="T9">θ</text:span><text:span text:style-name="T12">)</text:span><text:span text:style-name="T16">|</text:span><text:span text:style-name="T18">x</text:span><text:span text:style-name="T12">] <text:s/></text:span><text:span text:style-name="T13">avec la loi des grand nombre. <text:s/></text:span></text:p>
      <text:p text:style-name="P13"><text:span text:style-name="T13">La chaine de Markov <text:s/>définit les </text:span><text:span text:style-name="T19">θ</text:span><text:span text:style-name="T22">1</text:span><text:span text:style-name="T19">, ..., θ</text:span><text:span text:style-name="T23">n</text:span><text:span text:style-name="T19"> </text:span><text:span text:style-name="T20">comme étant corrélés</text:span></text:p>
      <text:p text:style-name="P14"><text:span text:style-name="T12"/></text:p>
      <text:p text:style-name="P11">(3)  Dans le modèle ci-dessus, quels sont les paramètres ? Et les hyper-paramètres ?</text:p>
      <text:p text:style-name="P11"><text:span text:style-name="T15">Les hyper paramètres sont : <text:s/></text:span><text:span text:style-name="T8">α,β </text:span></text:p>
      <text:p text:style-name="P9"><text:span text:style-name="T8">les paramètres sont : n, p</text:span></text:p>
      <text:list xml:id="list110150095930584" text:continue-numbering="true" text:style-name="L2">
        <text:list-item>
          <text:p text:style-name="P10"/>
        </text:list-item>
        <text:list-item>
          <text:p text:style-name="P4"><text:span text:style-name="T6">(4)  Quel est la loi a posteriori du paramètre </text:span><text:span text:style-name="T9">p </text:span><text:span text:style-name="T6">(la proportion de gens qui votent pour </text:span></text:p>
          <text:p text:style-name="P6">le candidat A) ? </text:p>
        </text:list-item>
      </text:list>
      <text:p text:style-name="P15"><text:span text:style-name="T28"><text:line-break/></text:span><text:span text:style-name="T9">π</text:span><text:span text:style-name="T25">(</text:span><text:span text:style-name="T9">θ</text:span><text:span text:style-name="T25">) = </text:span><text:span text:style-name="T26">( </text:span><text:span text:style-name="T25">Γ(</text:span><text:span text:style-name="T9">α</text:span><text:span text:style-name="T25">+</text:span><text:span text:style-name="T9">β</text:span><text:span text:style-name="T25">) </text:span><text:span text:style-name="T26">exp(</text:span><text:span text:style-name="T23">α</text:span><text:span text:style-name="T6">−</text:span><text:span text:style-name="T28">1</text:span><text:span text:style-name="T29">)</text:span><text:span text:style-name="T28"> / </text:span><text:span text:style-name="T25">Γ(</text:span><text:span text:style-name="T9">α</text:span><text:span text:style-name="T25">)Γ(</text:span><text:span text:style-name="T9">β</text:span><text:span text:style-name="T25">) </text:span><text:span text:style-name="T26">)</text:span><text:span text:style-name="T25"> <text:s/></text:span><text:span text:style-name="T9">θ </text:span><text:span text:style-name="T25">(1 </text:span><text:span text:style-name="T6">− </text:span><text:span text:style-name="T9">θ</text:span><text:span text:style-name="T25">) </text:span><text:span text:style-name="T26">exp(</text:span><text:span text:style-name="T23">β</text:span>−<text:span text:style-name="T28">1 </text:span><text:span text:style-name="T29">)</text:span></text:p>
      <text:p text:style-name="P16"><text:span text:style-name="T29"/></text:p>
      <text:p text:style-name="P12"/>
      <text:list xml:id="list110150727317331" text:continue-numbering="true" text:style-name="L2">
        <text:list-item>
          <text:p text:style-name="P4"><text:span text:style-name="T6">(5)  Notons </text:span><text:span text:style-name="T9">F </text:span><text:span text:style-name="T12">(</text:span><text:span text:style-name="T9">x</text:span><text:span text:style-name="T12">; </text:span><text:span text:style-name="T9">α, β</text:span><text:span text:style-name="T12">)</text:span><text:span text:style-name="T6">, la fonction de répartition de la loi beta. Quelle est la probabilité </text:span></text:p>
          <text:p text:style-name="P4"><text:span text:style-name="T6">que le paramètre </text:span><text:span text:style-name="T9">p </text:span><text:span text:style-name="T6">soit compris entre </text:span><text:span text:style-name="T12">0</text:span><text:span text:style-name="T9">.</text:span><text:span text:style-name="T12">2 </text:span><text:span text:style-name="T6">et </text:span><text:span text:style-name="T12">0</text:span><text:span text:style-name="T9">.</text:span><text:span text:style-name="T12">45 </text:span><text:span text:style-name="T6">(donnez la forme analytique de la </text:span></text:p>
          <text:p text:style-name="P6">solution) ? </text:p>
        </text:list-item>
      </text:list>
      <text:p text:style-name="P5"/>
      <text:p text:style-name="P5"/>
      <text:list xml:id="list110150924374889" text:continue-numbering="true" text:style-name="L2">
        <text:list-item>
          <text:p text:style-name="P4"><text:span text:style-name="T6">(6)  Gardons </text:span><text:span text:style-name="T9">F </text:span><text:span text:style-name="T12">(</text:span><text:span text:style-name="T9">x</text:span><text:span text:style-name="T12">; </text:span><text:span text:style-name="T9">α, β</text:span><text:span text:style-name="T12">)</text:span><text:span text:style-name="T6">, la fonction de répartition de la loi beta. De quelle manière </text:span></text:p>
          <text:p text:style-name="P4"><text:span text:style-name="T6">celle-ci est-elle reliée à la densité de probabilité de la loi beta </text:span><text:span text:style-name="T9">f</text:span><text:span text:style-name="T14">beta</text:span><text:span text:style-name="T12">(</text:span><text:span text:style-name="T9">x</text:span><text:span text:style-name="T12">;</text:span><text:span text:style-name="T9">α,β</text:span><text:span text:style-name="T12">) </text:span><text:span text:style-name="T6">? </text:span></text:p>
          <text:p text:style-name="P3"><text:soft-page-break/><text:span text:style-name="T2"/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MBX10" svg:font-family="CMBX10"/>
    <style:font-face style:name="CMMI10" svg:font-family="CMMI10"/>
    <style:font-face style:name="CMMI12" svg:font-family="CMMI12"/>
    <style:font-face style:name="CMMI8" svg:font-family="CMMI8"/>
    <style:font-face style:name="CMR10" svg:font-family="CMR10"/>
    <style:font-face style:name="CMR12" svg:font-family="CMR12"/>
    <style:font-face style:name="CMR8" svg:font-family="CMR8"/>
    <style:font-face style:name="CMSS10" svg:font-family="CMSS10"/>
    <style:font-face style:name="CMSS8" svg:font-family="CMSS8"/>
    <style:font-face style:name="CMSSI10" svg:font-family="CMSSI10"/>
    <style:font-face style:name="CMSY10" svg:font-family="CMSY10"/>
    <style:font-face style:name="SFRM0800" svg:font-family="SFRM0800"/>
    <style:font-face style:name="SFRM1095" svg:font-family="SFRM1095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9T08:35:42.172586348</meta:creation-date>
    <meta:print-date>2020-11-09T09:13:17.434839715</meta:print-date>
    <dc:date>2020-11-09T11:01:49.595393347</dc:date>
    <meta:editing-duration>PT1H44M56S</meta:editing-duration>
    <meta:editing-cycles>1</meta:editing-cycles>
    <meta:document-statistic meta:table-count="0" meta:image-count="0" meta:object-count="0" meta:page-count="2" meta:paragraph-count="22" meta:word-count="261" meta:character-count="1435" meta:non-whitespace-character-count="1170"/>
    <meta:generator>LibreOffice/7.0.2.2$MacOSX_X86_64 LibreOffice_project/8349ace3c3162073abd90d81fd06dcfb6b36b994</meta:generator>
  </office:meta>
</office:document-meta>
</file>